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0cm" fo:margin-right="0cm" fo:text-align="center" fo:text-indent="0cm"/>
    </style:style>
    <style:style style:name="P2" style:family="paragraph">
      <style:paragraph-properties fo:margin-left="1.2cm" fo:margin-right="0cm" fo:text-align="center" fo:text-indent="-0.6cm"/>
    </style:style>
    <style:style style:name="P3" style:family="paragraph">
      <style:paragraph-properties fo:margin-left="0cm" fo:margin-right="0cm" fo:text-align="center" fo:text-indent="0cm"/>
      <style:text-properties style:font-name="Arial Black" fo:font-size="72pt" fo:font-style="normal" fo:font-weight="bold"/>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style:font-name="Times New Roman" fo:font-size="72pt" fo:font-style="normal" fo:font-weight="bold"/>
    </style:style>
    <style:style style:name="P6" style:family="paragraph">
      <style:paragraph-properties fo:margin-left="1.2cm" fo:margin-right="0cm" fo:text-align="center" fo:text-indent="0cm"/>
      <style:text-properties style:font-name="Times New Roman" fo:font-size="72pt" fo:font-style="normal" fo:font-weight="bold"/>
    </style:style>
    <style:style style:name="P7" style:family="paragraph">
      <style:paragraph-properties fo:margin-left="0cm" fo:margin-right="0cm" fo:text-indent="0cm"/>
      <style:text-properties fo:font-size="20pt"/>
    </style:style>
    <style:style style:name="T1" style:family="text">
      <style:text-properties style:use-window-font-color="true" style:font-name="Arial Black" fo:font-size="60pt" fo:font-style="normal" fo:font-weight="bold"/>
    </style:style>
    <style:style style:name="T2" style:family="text">
      <style:text-properties style:use-window-font-color="true" style:font-name="Arial Black" fo:font-size="60pt" fo:language="de" fo:country="DE" fo:font-style="normal" fo:font-weight="bold"/>
    </style:style>
    <style:style style:name="T3" style:family="text">
      <style:text-properties fo:color="#ffffff" style:font-name="Arial Black"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p text:style-name="P1"><text:span text:style-name="T1">Jezus, Jezus,</text:span></text:p>
            <text:p text:style-name="P1"><text:span text:style-name="T1">Święty, namaszczony Pan, Jezus.</text:span></text:p>
            <text:p text:style-name="P1"><text:span text:style-name="T2">Jezus, Jezus,</text:span></text:p>
            <text:p text:style-name="P1"><text:span text:style-name="T1">Żyje wywyższony Pan,</text:span></text:p>
            <text:p text:style-name="P2"><text:span text:style-name="T1">Jezus.</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5" draw:layer="layout" svg:width="28cm" svg:height="21cm" svg:x="0cm" svg:y="0cm" presentation:class="subtitle" presentation:user-transformed="true">
          <draw:text-box>
            <text:p text:style-name="P2"><text:span text:style-name="T1">Twe Imię jak miód</text:span></text:p>
            <text:p text:style-name="P2"><text:span text:style-name="T1">na ustach mych.</text:span></text:p>
            <text:p text:style-name="P2"><text:span text:style-name="T1">Twój Duch</text:span></text:p>
            <text:p text:style-name="P2"><text:span text:style-name="T1">jest jak woda</text:span></text:p>
            <text:p text:style-name="P2"><text:span text:style-name="T1">duszy mej</text:span></text:p>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6" draw:layer="layout" svg:width="28cm" svg:height="21cm" svg:x="0cm" svg:y="0cm" presentation:class="subtitle" presentation:user-transformed="true">
          <draw:text-box>
            <text:p text:style-name="P2"><text:span text:style-name="T3">Twe słowo</text:span></text:p>
            <text:p text:style-name="P2"><text:span text:style-name="T3">jak lampa u mych stóp.</text:span></text:p>
            <text:p text:style-name="P2"><text:span text:style-name="T3">Jezu, ja kocham Cię,</text:span></text:p>
            <text:p text:style-name="P2"><text:span text:style-name="T3">ja kocham. /x2</text:span></text:p>
          </draw:text-box>
        </draw:frame>
        <presentation:notes draw:style-name="dp2">
          <draw:page-thumbnail draw:style-name="gr1" draw:layer="layout" svg:width="13.586cm" svg:height="11.136cm" svg:x="3.705cm" svg:y="2.256cm" draw:page-number="3" presentation:class="page"/>
          <draw:frame presentation:style-name="pr4" draw:text-style-name="P7"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style:font-name="Arial1" fo:font-size="24.7000007629395pt" fo:language="zxx" fo:country="none" fo:font-weight="bold" style:language-asian="zxx" style:country-asian="none" style:font-size-complex="21.2000007629395pt"/>
    </style:style>
    <style:style style:name="Styl1" style:family="graphic">
      <style:paragraph-properties style:text-autospace="none">
        <style:tab-stops>
          <style:tab-stop style:position="0cm" style:type="center"/>
        </style:tab-stops>
      </style:paragraph-properties>
      <style:text-properties fo:font-size="17.7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5-16T12:46:14</meta:creation-date>
    <dc:date>2015-10-19T21:48:25.452000000</dc:date>
    <dc:language>en-US</dc:language>
    <meta:editing-cycles>9</meta:editing-cycles>
    <meta:editing-duration>PT13M42S</meta:editing-duration>
    <meta:document-statistic meta:object-count="24"/>
    <meta:user-defined meta:name="Info 1"/>
    <meta:user-defined meta:name="Info 2"/>
    <meta:user-defined meta:name="Info 3"/>
    <meta:user-defined meta:name="Info 4"/>
  </office:meta>
</office:document-meta>
</file>